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4.3298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min-row-height="0.805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Times New Roman" style:font-name-complex="Calibri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-complex="Calibri" fo:color="#000000" fo:language="ru" fo:country="RU"/>
    </style:style>
    <style:style style:name="T11" style:parent-style-name="DefaultParagraphFont" style:family="text">
      <style:text-properties style:font-name-complex="Calibri" fo:color="#000000"/>
    </style:style>
    <style:style style:name="T12" style:parent-style-name="DefaultParagraphFont" style:family="text">
      <style:text-properties style:font-name-complex="Calibri" fo:color="#000000" fo:language="ru" fo:country="RU"/>
    </style:style>
    <style:style style:name="T13" style:parent-style-name="DefaultParagraphFont" style:family="text">
      <style:text-properties style:font-name-complex="Calibri" fo:color="#000000"/>
    </style:style>
    <style:style style:name="T14" style:parent-style-name="DefaultParagraphFont" style:family="text">
      <style:text-properties style:font-name-complex="Calibri" fo:color="#000000" fo:language="uk" fo:country="UA"/>
    </style:style>
    <style:style style:name="T15" style:parent-style-name="DefaultParagraphFont" style:family="text">
      <style:text-properties style:font-name-complex="Calibri" fo:color="#000000" fo:language="ru" fo:country="RU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" style:family="table-row">
      <style:table-row-properties style:min-row-height="0.805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 fo:language="ru" fo:country="RU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 fo:language="ru" fo:country="RU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 fo:language="ru" fo:country="RU"/>
    </style:style>
    <style:style style:name="T2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complex="Calibri" fo:color="#000000" fo:language="ru" fo:country="RU"/>
    </style:style>
    <style:style style:name="P33" style:parent-style-name="HTMLPreformatted" style:family="paragraph">
      <style:paragraph-properties fo:text-align="center" style:vertical-align="baseline"/>
    </style:style>
    <style:style style:name="T3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5" style:parent-style-name="DefaultParagraphFont" style:family="text">
      <style:text-properties style:font-name="Calibri" style:font-name-complex="Calibri" fo:color="#000000" fo:font-size="11pt" style:font-size-asian="11pt" style:font-size-complex="11pt" fo:language="uk" fo:country="UA"/>
    </style:style>
    <style:style style:name="T36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37" style:parent-style-name="HTMLPreformatted" style:family="paragraph">
      <style:paragraph-properties fo:text-align="center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style:font-name="Cascadia Mono" fo:language="ru" fo:country="RU"/>
    </style:style>
    <style:style style:name="P41" style:parent-style-name="HTMLPreformatted" style:family="paragraph">
      <style:paragraph-properties fo:text-align="center"/>
      <style:text-properties style:font-name="Cascadia Mono" fo:language="ru" fo:country="RU"/>
    </style:style>
    <style:style style:name="P42" style:parent-style-name="HTMLPreformatted" style:family="paragraph">
      <style:paragraph-properties fo:text-align="center" style:vertical-align="baseline"/>
    </style:style>
    <style:style style:name="T43" style:parent-style-name="DefaultParagraphFont" style:family="text">
      <style:text-properties style:font-name="Cascadia Mono" fo:language="ru" fo:country="RU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HTMLPreformatted" style:family="paragraph">
      <style:paragraph-properties fo:text-align="center" style:vertical-align="baseline"/>
    </style:style>
    <style:style style:name="T50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51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2" style:parent-style-name="DefaultParagraphFont" style:family="text">
      <style:text-properties style:font-name="Calibri" style:font-name-complex="Calibri" fo:color="#2B3636" fo:letter-spacing="0.0027in" fo:font-size="11pt" style:font-size-asian="11pt" style:font-size-complex="11pt" fo:background-color="#FFFFFF" fo:language="uk" fo:country="UA"/>
    </style:style>
    <style:style style:name="T53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55" style:parent-style-name="HTMLPreformatted" style:family="paragraph">
      <style:paragraph-properties fo:text-align="center" style:vertical-align="baseline"/>
      <style:text-properties style:font-name="Calibri" style:font-name-complex="Calibri" fo:color="#000000" fo:font-size="11pt" style:font-size-asian="11pt" style:font-size-complex="11pt" fo:language="ru" fo:country="RU"/>
    </style:style>
    <style:style style:name="P56" style:parent-style-name="HTMLPreformatted" style:family="paragraph">
      <style:paragraph-properties fo:text-align="center" style:vertical-align="baseline"/>
    </style:style>
    <style:style style:name="T57" style:parent-style-name="DefaultParagraphFont" style:family="text">
      <style:text-properties style:font-name="Cascadia Mono" fo:language="ru" fo:country="RU"/>
    </style:style>
    <style:style style:name="T58" style:parent-style-name="DefaultParagraphFont" style:family="text">
      <style:text-properties style:font-name="Cascadia Mono"/>
    </style:style>
    <style:style style:name="T59" style:parent-style-name="DefaultParagraphFont" style:family="text">
      <style:text-properties style:font-name="Cascadia Mono"/>
    </style:style>
    <style:style style:name="T60" style:parent-style-name="DefaultParagraphFont" style:family="text">
      <style:text-properties style:font-name="Cascadia Mono" fo:language="ru" fo:country="RU"/>
    </style:style>
    <style:style style:name="T61" style:parent-style-name="DefaultParagraphFont" style:family="text">
      <style:text-properties style:font-name="Cascadia Mono"/>
    </style:style>
    <style:style style:name="T62" style:parent-style-name="DefaultParagraphFont" style:family="text">
      <style:text-properties style:font-name="Cascadia Mono" fo:language="ru" fo:country="RU"/>
    </style:style>
    <style:style style:name="T63" style:parent-style-name="DefaultParagraphFont" style:family="text">
      <style:text-properties style:font-name="Cascadia Mono"/>
    </style:style>
    <style:style style:name="T64" style:parent-style-name="DefaultParagraphFont" style:family="text">
      <style:text-properties style:font-name="Cascadia Mono" fo:language="ru" fo:country="RU"/>
    </style:style>
    <style:style style:name="P65" style:parent-style-name="HTMLPreformatted" style:family="paragraph">
      <style:paragraph-properties fo:text-align="center" style:vertical-align="baseline"/>
      <style:text-properties style:font-name="Cascadia Mono" fo:language="ru" fo:country="RU"/>
    </style:style>
    <style:style style:name="P66" style:parent-style-name="HTMLPreformatted" style:family="paragraph">
      <style:paragraph-properties fo:text-align="center" style:vertical-align="baseline"/>
    </style:style>
    <style:style style:name="T67" style:parent-style-name="hljs-meta" style:family="text">
      <style:text-properties style:font-name="Cascadia Mono" fo:language="ru" fo:country="RU"/>
    </style:style>
    <style:style style:name="T68" style:parent-style-name="hljs-meta" style:family="text">
      <style:text-properties style:font-name="Cascadia Mono"/>
    </style:style>
    <style:style style:name="T69" style:parent-style-name="hljs-meta" style:family="text">
      <style:text-properties style:font-name="Cascadia Mono" fo:language="ru" fo:country="RU"/>
    </style:style>
    <style:style style:name="T70" style:parent-style-name="hljs-meta" style:family="text">
      <style:text-properties style:font-name="Cascadia Mono"/>
    </style:style>
    <style:style style:name="T71" style:parent-style-name="hljs-meta" style:family="text">
      <style:text-properties style:font-name="Cascadia Mono" fo:language="ru" fo:country="RU"/>
    </style:style>
    <style:style style:name="T72" style:parent-style-name="hljs-meta" style:family="text">
      <style:text-properties style:font-name="Cascadia Mono"/>
    </style:style>
    <style:style style:name="T73" style:parent-style-name="hljs-meta" style:family="text">
      <style:text-properties style:font-name="Cascadia Mono" fo:language="ru" fo:country="RU"/>
    </style:style>
    <style:style style:name="T74" style:parent-style-name="hljs-meta" style:family="text">
      <style:text-properties style:font-name="Cascadia Mono"/>
    </style:style>
    <style:style style:name="T75" style:parent-style-name="hljs-meta" style:family="text">
      <style:text-properties style:font-name="Cascadia Mono" fo:language="ru" fo:country="RU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hljs-meta" style:family="text">
      <style:text-properties style:font-name="Cascadia Mono" fo:font-size="10pt" style:font-size-asian="10pt" style:font-size-complex="10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asian="Times New Roman" style:font-name-complex="Calibri" fo:color="#000000" fo:language="ru" fo:country="RU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-asian="Times New Roman" style:font-name-complex="Calibri" fo:color="#000000" fo:language="uk" fo:country="UA"/>
    </style:style>
    <style:style style:name="T86" style:parent-style-name="DefaultParagraphFont" style:family="text">
      <style:text-properties style:font-name-asian="Times New Roman" style:font-name-complex="Calibri" fo:color="#000000" fo:language="ru" fo:country="RU"/>
    </style:style>
    <style:style style:name="T87" style:parent-style-name="DefaultParagraphFont" style:family="text">
      <style:text-properties style:font-name-asian="Times New Roman" style:font-name-complex="Calibri" fo:color="#000000"/>
    </style:style>
    <style:style style:name="T88" style:parent-style-name="DefaultParagraphFont" style:family="text">
      <style:text-properties style:font-name-asian="Times New Roman" style:font-name-complex="Calibri" fo:color="#000000" fo:language="uk" fo:country="UA"/>
    </style:style>
    <style:style style:name="T89" style:parent-style-name="DefaultParagraphFont" style:family="text">
      <style:text-properties style:font-name-complex="Calibri" fo:color="#000000" fo:language="ru" fo:country="RU"/>
    </style:style>
    <style:style style:name="T90" style:parent-style-name="DefaultParagraphFont" style:family="text">
      <style:text-properties style:font-name-asian="Times New Roman" style:font-name-complex="Calibri" fo:color="#000000" fo:language="uk" fo:country="UA"/>
    </style:style>
    <style:style style:name="T91" style:parent-style-name="DefaultParagraphFont" style:family="text">
      <style:text-properties style:font-name-complex="Calibri" fo:color="#000000" fo:language="ru" fo:country="RU"/>
    </style:style>
    <style:style style:name="T92" style:parent-style-name="DefaultParagraphFont" style:family="text">
      <style:text-properties style:font-name-asian="Times New Roman" style:font-name-complex="Calibri" fo:color="#000000" fo:language="uk" fo:country="UA"/>
    </style:style>
    <style:style style:name="T93" style:parent-style-name="DefaultParagraphFont" style:family="text">
      <style:text-properties style:font-name-asian="Times New Roman" style:font-name-complex="Calibri" fo:color="#000000" fo:language="uk" fo:country="UA"/>
    </style:style>
    <style:style style:name="T94" style:parent-style-name="DefaultParagraphFont" style:family="text">
      <style:text-properties style:font-name-asian="Times New Roman" style:font-name-complex="Calibri" fo:color="#000000" fo:language="ru" fo:country="RU"/>
    </style:style>
    <style:style style:name="T95" style:parent-style-name="DefaultParagraphFont" style:family="text">
      <style:text-properties style:font-name-asian="Times New Roman" style:font-name-complex="Calibri" fo:color="#000000" fo:language="uk" fo:country="UA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 fo:language="uk" fo:country="UA"/>
    </style:style>
    <style:style style:name="T9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 fo:language="ru" fo:country="RU"/>
    </style:style>
    <style:style style:name="T105" style:parent-style-name="DefaultParagraphFont" style:family="text">
      <style:text-properties style:font-name-asian="Times New Roman" style:font-name-complex="Calibri" fo:color="#000000"/>
    </style:style>
    <style:style style:name="T106" style:parent-style-name="DefaultParagraphFont" style:family="text">
      <style:text-properties style:font-name-asian="Times New Roman" style:font-name-complex="Calibri" fo:color="#000000" fo:language="ru" fo:country="RU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DefaultParagraphFont" style:family="text">
      <style:text-properties style:font-name-asian="Times New Roman" style:font-name-complex="Calibri" fo:color="#000000" fo:language="ru" fo:country="RU"/>
    </style:style>
    <style:style style:name="T109" style:parent-style-name="DefaultParagraphFont" style:family="text">
      <style:text-properties style:font-name-asian="Times New Roman" style:font-name-complex="Calibri" fo:color="#000000" fo:language="ru" fo:country="RU"/>
    </style:style>
    <style:style style:name="T110" style:parent-style-name="DefaultParagraphFont" style:family="text">
      <style:text-properties style:font-name-asian="Times New Roman" style:font-name-complex="Calibri" fo:color="#000000" fo:language="uk" fo:country="UA"/>
    </style:style>
    <style:style style:name="T111" style:parent-style-name="DefaultParagraphFont" style:family="text">
      <style:text-properties style:font-name-asian="Times New Roman" style:font-name-complex="Calibri" fo:color="#000000" fo:language="ru" fo:country="RU"/>
    </style:style>
    <style:style style:name="T11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 fo:language="ru" fo:country="RU"/>
    </style:style>
    <style:style style:name="T119" style:parent-style-name="DefaultParagraphFont" style:family="text">
      <style:text-properties style:font-name-asian="Times New Roman" style:font-name-complex="Calibri" fo:color="#000000"/>
    </style:style>
    <style:style style:name="T120" style:parent-style-name="DefaultParagraphFont" style:family="text">
      <style:text-properties style:font-name-asian="Times New Roman" style:font-name-complex="Calibri" fo:color="#000000" fo:language="ru" fo:country="RU"/>
    </style:style>
    <style:style style:name="T12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style:font-name-asian="Times New Roman" style:font-name-complex="Calibri" fo:color="#000000" fo:language="uk" fo:country="UA"/>
    </style:style>
    <style:style style:name="T133" style:parent-style-name="DefaultParagraphFont" style:family="text">
      <style:text-properties style:font-name-asian="Times New Roman" style:font-name-complex="Calibri" fo:color="#000000" fo:language="ru" fo:country="RU"/>
    </style:style>
    <style:style style:name="T134" style:parent-style-name="DefaultParagraphFont" style:family="text">
      <style:text-properties style:font-name-asian="Times New Roman" style:font-name-complex="Calibri" fo:color="#000000" fo:language="uk" fo:country="UA"/>
    </style:style>
    <style:style style:name="T135" style:parent-style-name="DefaultParagraphFont" style:family="text">
      <style:text-properties style:font-name-asian="Times New Roman" style:font-name-complex="Calibri" fo:color="#000000" fo:language="ru" fo:country="RU"/>
    </style:style>
    <style:style style:name="T13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style:font-name-asian="Times New Roman" style:font-name-complex="Calibri" fo:color="#000000" fo:language="ru" fo:country="RU"/>
    </style:style>
    <style:style style:name="T149" style:parent-style-name="DefaultParagraphFont" style:family="text">
      <style:text-properties style:font-name-asian="Times New Roman" style:font-name-complex="Calibri" fo:color="#000000" fo:language="ru" fo:country="RU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fo:font-size="10pt" style:font-size-asian="10pt" style:font-size-complex="10pt" fo:language="ru" fo:country="RU"/>
    </style:style>
    <style:style style:name="T1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style:font-name-asian="Times New Roman" style:font-name-complex="Calibri" fo:color="#000000" fo:language="ru" fo:country="RU"/>
    </style:style>
    <style:style style:name="T165" style:parent-style-name="DefaultParagraphFont" style:family="text">
      <style:text-properties style:font-name-asian="Times New Roman" style:font-name-complex="Calibri" fo:color="#000000" fo:language="ru" fo:country="RU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DefaultParagraphFont" style:family="text">
      <style:text-properties style:font-name-asian="Times New Roman" style:font-name-complex="Calibri" fo:color="#000000" fo:language="ru" fo:country="RU"/>
    </style:style>
    <style:style style:name="T168" style:parent-style-name="DefaultParagraphFont" style:family="text">
      <style:text-properties style:font-name-asian="Times New Roman" style:font-name-complex="Calibri" fo:color="#000000" fo:language="uk" fo:country="UA"/>
    </style:style>
    <style:style style:name="T169" style:parent-style-name="DefaultParagraphFont" style:family="text">
      <style:text-properties style:font-name-complex="Calibri" fo:color="#000000" fo:language="ru" fo:country="RU"/>
    </style:style>
    <style:style style:name="T170" style:parent-style-name="DefaultParagraphFont" style:family="text">
      <style:text-properties style:font-name-asian="Times New Roman" style:font-name-complex="Calibri" fo:color="#000000" fo:language="uk" fo:country="UA"/>
    </style:style>
    <style:style style:name="T171" style:parent-style-name="DefaultParagraphFont" style:family="text">
      <style:text-properties style:font-name-asian="Times New Roman" style:font-name-complex="Calibri" fo:color="#000000" fo:language="ru" fo:country="RU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173" style:parent-style-name="DefaultParagraphFont" style:family="text">
      <style:text-properties style:font-name-asian="Times New Roman" style:font-name-complex="Calibri" fo:color="#000000" fo:language="ru" fo:country="RU"/>
    </style:style>
    <style:style style:name="T174" style:parent-style-name="DefaultParagraphFont" style:family="text">
      <style:text-properties style:font-name-complex="Calibri" fo:color="#000000" fo:language="ru" fo:country="RU"/>
    </style:style>
    <style:style style:name="P17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DefaultParagraphFont" style:family="text">
      <style:text-properties style:font-name-asian="Times New Roman" style:font-name-complex="Calibri" fo:color="#000000" fo:language="ru" fo:country="RU"/>
    </style:style>
    <style:style style:name="T186" style:parent-style-name="DefaultParagraphFont" style:family="text">
      <style:text-properties style:font-name-asian="Times New Roman" style:font-name-complex="Calibri" fo:color="#000000" fo:language="uk" fo:country="UA"/>
    </style:style>
    <style:style style:name="T187" style:parent-style-name="DefaultParagraphFont" style:family="text">
      <style:text-properties style:font-name-asian="Times New Roman" style:font-name-complex="Calibri" fo:color="#000000" fo:language="ru" fo:country="RU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 fo:language="ru" fo:country="RU"/>
    </style:style>
    <style:style style:name="T190" style:parent-style-name="DefaultParagraphFont" style:family="text">
      <style:text-properties style:font-name-asian="Times New Roman" style:font-name-complex="Calibri" fo:color="#000000" fo:language="uk" fo:country="UA"/>
    </style:style>
    <style:style style:name="T191" style:parent-style-name="DefaultParagraphFont" style:family="text">
      <style:text-properties style:font-name-asian="Times New Roman" style:font-name-complex="Calibri" fo:color="#000000" fo:language="uk" fo:country="UA"/>
    </style:style>
    <style:style style:name="T192" style:parent-style-name="DefaultParagraphFont" style:family="text">
      <style:text-properties style:font-name-asian="Times New Roman" style:font-name-complex="Calibri" fo:color="#000000" fo:language="ru" fo:country="RU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DefaultParagraphFont" style:family="text">
      <style:text-properties style:font-name-asian="Times New Roman" style:font-name-complex="Calibri" fo:color="#000000" fo:language="ru" fo:country="RU"/>
    </style:style>
    <style:style style:name="T195" style:parent-style-name="hljs-meta" style:family="text">
      <style:text-properties style:font-name="Consolas" fo:color="#1F7199" fo:font-size="10.5pt" style:font-size-asian="10.5pt" style:font-size-complex="10.5pt" fo:language="ru" fo:country="RU"/>
    </style:style>
    <style:style style:name="T196" style:parent-style-name="hljs-meta" style:family="text">
      <style:text-properties style:font-name="Consolas" fo:color="#1F7199" fo:font-size="10.5pt" style:font-size-asian="10.5pt" style:font-size-complex="10.5pt"/>
    </style:style>
    <style:style style:name="T197" style:parent-style-name="DefaultParagraphFont" style:family="text">
      <style:text-properties style:font-name-asian="Times New Roman" style:font-name-complex="Calibri" fo:color="#000000" fo:language="ru" fo:country="RU"/>
    </style:style>
    <style:style style:name="T198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0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-asian="Times New Roman" style:font-name-complex="Calibri" fo:color="#000000" fo:language="ru" fo:country="RU"/>
    </style:style>
    <style:style style:name="T215" style:parent-style-name="DefaultParagraphFont" style:family="text">
      <style:text-properties style:font-name-asian="Times New Roman" style:font-name-complex="Calibri" fo:color="#000000" fo:language="uk" fo:country="UA"/>
    </style:style>
    <style:style style:name="T216" style:parent-style-name="DefaultParagraphFont" style:family="text">
      <style:text-properties style:font-name-asian="Times New Roman" style:font-name-complex="Calibri" fo:color="#000000" fo:language="ru" fo:country="RU"/>
    </style:style>
    <style:style style:name="T217" style:parent-style-name="DefaultParagraphFont" style:family="text">
      <style:text-properties style:font-name-asian="Times New Roman" style:font-name-complex="Calibri" fo:color="#000000" fo:language="uk" fo:country="UA"/>
    </style:style>
    <style:style style:name="T218" style:parent-style-name="DefaultParagraphFont" style:family="text">
      <style:text-properties style:font-name-asian="Times New Roman" style:font-name-complex="Calibri" fo:color="#000000" fo:language="ru" fo:country="RU"/>
    </style:style>
    <style:style style:name="T219" style:parent-style-name="DefaultParagraphFont" style:family="text">
      <style:text-properties style:font-name-asian="Times New Roman" style:font-name-complex="Calibri" fo:color="#000000" fo:language="uk" fo:country="UA"/>
    </style:style>
    <style:style style:name="T220" style:parent-style-name="DefaultParagraphFont" style:family="text">
      <style:text-properties style:font-name-asian="Times New Roman" style:font-name-complex="Calibri" fo:color="#000000" fo:language="uk" fo:country="UA"/>
    </style:style>
    <style:style style:name="T221" style:parent-style-name="DefaultParagraphFont" style:family="text">
      <style:text-properties style:font-name-asian="Times New Roman" style:font-name-complex="Calibri" fo:color="#000000" fo:language="ru" fo:country="RU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DefaultParagraphFont" style:family="text">
      <style:text-properties style:font-name-asian="Times New Roman" style:font-name-complex="Calibri" fo:color="#000000" fo:language="ru" fo:country="RU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DefaultParagraphFont" style:family="text">
      <style:text-properties style:font-name-asian="Times New Roman" style:font-name-complex="Calibri" fo:color="#000000" fo:language="ru" fo:country="RU"/>
    </style:style>
    <style:style style:name="T236" style:parent-style-name="DefaultParagraphFont" style:family="text">
      <style:text-properties style:font-name-asian="Times New Roman" style:font-name-complex="Calibri" fo:color="#000000"/>
    </style:style>
    <style:style style:name="T237" style:parent-style-name="DefaultParagraphFont" style:family="text">
      <style:text-properties style:font-name-asian="Times New Roman" style:font-name-complex="Calibri" fo:color="#000000" fo:language="ru" fo:country="RU"/>
    </style:style>
    <style:style style:name="T238" style:parent-style-name="DefaultParagraphFont" style:family="text">
      <style:text-properties style:font-name-asian="Times New Roman" style:font-name-complex="Calibri" fo:color="#000000" fo:language="uk" fo:country="UA"/>
    </style:style>
    <style:style style:name="T239" style:parent-style-name="DefaultParagraphFont" style:family="text">
      <style:text-properties style:font-name-asian="Times New Roman" style:font-name-complex="Calibri" fo:color="#000000" fo:language="ru" fo:country="RU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6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2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3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-asian="Times New Roman" style:font-name-complex="Calibri" fo:color="#000000" fo:language="ru" fo:country="RU"/>
    </style:style>
    <style:style style:name="T272" style:parent-style-name="DefaultParagraphFont" style:family="text">
      <style:text-properties style:font-name-asian="Times New Roman" style:font-name-complex="Calibri" fo:color="#000000" fo:language="uk" fo:country="UA"/>
    </style:style>
    <style:style style:name="T273" style:parent-style-name="DefaultParagraphFont" style:family="text">
      <style:text-properties style:font-name-asian="Times New Roman" style:font-name-complex="Calibri" fo:color="#000000" fo:language="ru" fo:country="RU"/>
    </style:style>
    <style:style style:name="T274" style:parent-style-name="DefaultParagraphFont" style:family="text">
      <style:text-properties style:font-name-asian="Times New Roman" style:font-name-complex="Calibri" fo:color="#000000"/>
    </style:style>
    <style:style style:name="T275" style:parent-style-name="DefaultParagraphFont" style:family="text">
      <style:text-properties style:font-name-asian="Times New Roman" style:font-name-complex="Calibri" fo:color="#000000" fo:language="ru" fo:country="RU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style:font-name-asian="Times New Roman" style:font-name-complex="Calibri" fo:color="#000000" fo:language="uk" fo:country="UA"/>
    </style:style>
    <style:style style:name="T297" style:parent-style-name="DefaultParagraphFont" style:family="text">
      <style:text-properties style:font-name-asian="Times New Roman" style:font-name-complex="Calibri" fo:color="#000000" fo:language="ru" fo:country="RU"/>
    </style:style>
    <style:style style:name="T298" style:parent-style-name="DefaultParagraphFont" style:family="text">
      <style:text-properties style:font-name-asian="Times New Roman" style:font-name-complex="Calibri" fo:color="#000000"/>
    </style:style>
    <style:style style:name="T299" style:parent-style-name="DefaultParagraphFont" style:family="text">
      <style:text-properties style:font-name-asian="Times New Roman" style:font-name-complex="Calibri" fo:color="#000000" fo:language="ru" fo:country="RU"/>
    </style:style>
    <style:style style:name="T300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306" style:parent-style-name="DefaultParagraphFont" style:family="text">
      <style:text-properties style:font-name-asian="Times New Roman" style:font-name-complex="Calibri" fo:color="#000000" fo:language="ru" fo:country="RU"/>
    </style:style>
    <style:style style:name="T30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style:font-name-asian="Times New Roman" style:font-name-complex="Calibri" fo:color="#000000" fo:language="ru" fo:country="RU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315" style:parent-style-name="DefaultParagraphFont" style:family="text">
      <style:text-properties style:font-name-asian="Times New Roman" style:font-name-complex="Calibri" fo:color="#000000" fo:language="ru" fo:country="RU"/>
    </style:style>
    <style:style style:name="T316" style:parent-style-name="DefaultParagraphFont" style:family="text">
      <style:text-properties style:font-name-asian="Times New Roman" style:font-name-complex="Calibri" fo:color="#000000" fo:language="uk" fo:country="UA"/>
    </style:style>
    <style:style style:name="T317" style:parent-style-name="DefaultParagraphFont" style:family="text">
      <style:text-properties style:font-name-asian="Times New Roman" style:font-name-complex="Calibri" fo:color="#000000" fo:language="ru" fo:country="RU"/>
    </style:style>
    <style:style style:name="T318" style:parent-style-name="DefaultParagraphFont" style:family="text">
      <style:text-properties style:font-name-asian="Times New Roman" style:font-name-complex="Calibri" fo:color="#000000"/>
    </style:style>
    <style:style style:name="T319" style:parent-style-name="DefaultParagraphFont" style:family="text">
      <style:text-properties style:font-name-asian="Times New Roman" style:font-name-complex="Calibri" fo:color="#000000" fo:language="ru" fo:country="RU"/>
    </style:style>
    <style:style style:name="T320" style:parent-style-name="DefaultParagraphFont" style:family="text">
      <style:text-properties style:font-name-asian="Times New Roman" style:font-name-complex="Calibri" fo:color="#000000"/>
    </style:style>
    <style:style style:name="T321" style:parent-style-name="DefaultParagraphFont" style:family="text">
      <style:text-properties style:font-name-asian="Times New Roman" style:font-name-complex="Calibri" fo:color="#000000" fo:language="ru" fo:country="RU"/>
    </style:style>
    <style:style style:name="T322" style:parent-style-name="DefaultParagraphFont" style:family="text">
      <style:text-properties style:font-name-asian="Times New Roman" style:font-name-complex="Calibri" fo:color="#000000"/>
    </style:style>
    <style:style style:name="T323" style:parent-style-name="DefaultParagraphFont" style:family="text">
      <style:text-properties style:font-name-asian="Times New Roman" style:font-name-complex="Calibri" fo:color="#000000" fo:language="ru" fo:country="RU"/>
    </style:style>
    <style:style style:name="T324" style:parent-style-name="DefaultParagraphFont" style:family="text">
      <style:text-properties style:font-name-asian="Times New Roman" style:font-name-complex="Calibri" fo:color="#000000"/>
    </style:style>
    <style:style style:name="T325" style:parent-style-name="DefaultParagraphFont" style:family="text">
      <style:text-properties style:font-name-asian="Times New Roman" style:font-name-complex="Calibri" fo:color="#000000" fo:language="ru" fo:country="RU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DefaultParagraphFont" style:family="text">
      <style:text-properties style:font-name-asian="Times New Roman" style:font-name-complex="Calibri" fo:color="#000000" fo:language="ru" fo:country="RU"/>
    </style:style>
    <style:style style:name="T328" style:parent-style-name="DefaultParagraphFont" style:family="text">
      <style:text-properties style:font-name-asian="Times New Roman" style:font-name-complex="Calibri" fo:color="#000000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339" style:parent-style-name="DefaultParagraphFont" style:family="text">
      <style:text-properties style:font-name-asian="Times New Roman" style:font-name-complex="Calibri" fo:color="#000000" fo:language="uk" fo:country="UA"/>
    </style:style>
    <style:style style:name="T340" style:parent-style-name="DefaultParagraphFont" style:family="text">
      <style:text-properties style:font-name-asian="Times New Roman" style:font-name-complex="Calibri" fo:color="#000000" fo:language="ru" fo:country="RU"/>
    </style:style>
    <style:style style:name="T341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58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359" style:parent-style-name="Normal" style:family="paragraph">
      <style:paragraph-properties fo:text-align="center" fo:margin-bottom="0in" fo:line-height="100%"/>
    </style:style>
    <style:style style:name="T36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376" style:parent-style-name="DefaultParagraphFont" style:family="text">
      <style:text-properties style:font-name-asian="Times New Roman" style:font-name-complex="Calibri" fo:color="#000000" fo:language="ru" fo:country="RU"/>
    </style:style>
    <style:style style:name="T377" style:parent-style-name="DefaultParagraphFont" style:family="text">
      <style:text-properties style:font-name-asian="Times New Roman" style:font-name-complex="Calibri" fo:color="#000000" fo:language="uk" fo:country="UA"/>
    </style:style>
    <style:style style:name="T378" style:parent-style-name="DefaultParagraphFont" style:family="text">
      <style:text-properties style:font-name-asian="Times New Roman" style:font-name-complex="Calibri" fo:color="#000000" fo:language="uk" fo:country="UA"/>
    </style:style>
    <style:style style:name="P379" style:parent-style-name="NoSpacing" style:family="paragraph">
      <style:paragraph-properties fo:text-align="center"/>
    </style:style>
    <style:style style:name="T380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1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2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3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4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6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7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8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P389" style:parent-style-name="NoSpacing" style:family="paragraph">
      <style:paragraph-properties fo:text-align="center"/>
    </style:style>
    <style:style style:name="T390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1" style:parent-style-name="DefaultParagraphFont" style:family="text">
      <style:text-properties style:font-name-complex="Calibri" fo:background-color="#FAFAFA" fo:language="uk" fo:country="UA"/>
    </style:style>
    <style:style style:name="T392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3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4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5" style:parent-style-name="DefaultParagraphFont" style:family="text">
      <style:text-properties style:font-name-complex="Calibri" fo:background-color="#FAFAFA" fo:language="uk" fo:country="UA"/>
    </style:style>
    <style:style style:name="T396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7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8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9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00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1" style:parent-style-name="DefaultParagraphFont" style:family="text">
      <style:text-properties style:font-name-complex="Calibri" fo:background-color="#FAFAFA" fo:language="uk" fo:country="UA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</style:style>
    <style:style style:name="T417" style:parent-style-name="DefaultParagraphFont" style:family="text">
      <style:text-properties style:font-name-asian="Times New Roman" style:font-name-complex="Calibri" fo:color="#000000"/>
    </style:style>
    <style:style style:name="T418" style:parent-style-name="DefaultParagraphFont" style:family="text">
      <style:text-properties style:font-name-asian="Times New Roman" style:font-name-complex="Calibri" fo:color="#000000" fo:language="uk" fo:country="UA"/>
    </style:style>
    <style:style style:name="T419" style:parent-style-name="DefaultParagraphFont" style:family="text">
      <style:text-properties style:font-name-asian="Times New Roman" style:font-name-complex="Calibri" fo:color="#000000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430" style:parent-style-name="DefaultParagraphFont" style:family="text">
      <style:text-properties style:font-name-asian="Times New Roman" style:font-name-complex="Calibri" fo:color="#000000"/>
    </style:style>
    <style:style style:name="T43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style:font-name-asian="Times New Roman" style:font-name-complex="Calibri" fo:color="#000000" fo:language="ru" fo:country="RU"/>
    </style:style>
    <style:style style:name="T438" style:parent-style-name="DefaultParagraphFont" style:family="text">
      <style:text-properties style:font-name-asian="Times New Roman" style:font-name-complex="Calibri" fo:color="#000000"/>
    </style:style>
    <style:style style:name="T43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460" style:parent-style-name="DefaultParagraphFont" style:family="text">
      <style:text-properties style:font-name-asian="Times New Roman" style:font-name-complex="Calibri" fo:color="#000000" fo:language="ru" fo:country="RU"/>
    </style:style>
    <style:style style:name="T461" style:parent-style-name="DefaultParagraphFont" style:family="text">
      <style:text-properties style:font-name-asian="Times New Roman" style:font-name-complex="Calibri" fo:color="#000000" fo:language="ru" fo:country="RU"/>
    </style:style>
    <style:style style:name="T462" style:parent-style-name="DefaultParagraphFont" style:family="text">
      <style:text-properties style:font-name-asian="Times New Roman" style:font-name-complex="Calibri" fo:color="#000000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DefaultParagraphFont" style:family="text">
      <style:text-properties style:font-name-asian="Times New Roman" style:font-name-complex="Calibri" fo:color="#000000" fo:language="ru" fo:country="RU"/>
    </style:style>
    <style:style style:name="T467" style:parent-style-name="DefaultParagraphFont" style:family="text">
      <style:text-properties style:font-name-asian="Times New Roman" style:font-name-complex="Calibri" fo:color="#000000"/>
    </style:style>
    <style:style style:name="T468" style:parent-style-name="DefaultParagraphFont" style:family="text">
      <style:text-properties style:font-name-asian="Times New Roman" style:font-name-complex="Calibri" fo:color="#000000" fo:language="ru" fo:country="RU"/>
    </style:style>
    <style:style style:name="T469" style:parent-style-name="DefaultParagraphFont" style:family="text">
      <style:text-properties style:font-name-asian="Times New Roman" style:font-name-complex="Calibri" fo:color="#000000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P477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78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79" style:parent-style-name="Normal" style:family="paragraph">
      <style:paragraph-properties fo:text-align="center" fo:margin-bottom="0in" fo:line-height="100%"/>
    </style:style>
    <style:style style:name="T48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489" style:parent-style-name="DefaultParagraphFont" style:family="text">
      <style:text-properties style:font-name-asian="Times New Roman" style:font-name-complex="Calibri" fo:color="#000000" fo:language="ru" fo:country="RU"/>
    </style:style>
    <style:style style:name="T490" style:parent-style-name="DefaultParagraphFont" style:family="text">
      <style:text-properties style:font-name-asian="Times New Roman" style:font-name-complex="Calibri" fo:color="#000000"/>
    </style:style>
    <style:style style:name="T49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494" style:parent-style-name="DefaultParagraphFont" style:family="text">
      <style:text-properties style:font-name-asian="Times New Roman" style:font-name-complex="Calibri" fo:color="#000000" fo:language="ru" fo:country="RU"/>
    </style:style>
    <style:style style:name="T495" style:parent-style-name="DefaultParagraphFont" style:family="text">
      <style:text-properties style:font-name-asian="Times New Roman" style:font-name-complex="Calibri" fo:color="#000000"/>
    </style:style>
    <style:style style:name="T496" style:parent-style-name="DefaultParagraphFont" style:family="text">
      <style:text-properties style:font-name-asian="Times New Roman" style:font-name-complex="Calibri" fo:color="#000000" fo:language="ru" fo:country="RU"/>
    </style:style>
    <style:style style:name="T497" style:parent-style-name="DefaultParagraphFont" style:family="text">
      <style:text-properties style:font-name-asian="Times New Roman" style:font-name-complex="Calibri" fo:color="#000000" fo:language="ru" fo:country="RU"/>
    </style:style>
    <style:style style:name="P4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499" style:parent-style-name="Normal" style:family="paragraph">
      <style:paragraph-properties fo:text-align="center" fo:margin-bottom="0in" fo:line-height="100%"/>
    </style:style>
    <style:style style:name="T500" style:parent-style-name="DefaultParagraphFont" style:family="text">
      <style:text-properties style:font-name-asian="Times New Roman" style:font-name-complex="Calibri" fo:color="#000000" fo:language="ru" fo:country="RU"/>
    </style:style>
    <style:style style:name="T501" style:parent-style-name="DefaultParagraphFont" style:family="text">
      <style:text-properties style:font-name-asian="Times New Roman" style:font-name-complex="Calibri" fo:color="#000000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512" style:parent-style-name="DefaultParagraphFont" style:family="text">
      <style:text-properties style:font-name-asian="Times New Roman" style:font-name-complex="Calibri" fo:color="#000000" fo:language="uk" fo:country="UA"/>
    </style:style>
    <style:style style:name="T513" style:parent-style-name="DefaultParagraphFont" style:family="text">
      <style:text-properties style:font-name-asian="Times New Roman" style:font-name-complex="Calibri" fo:color="#000000" fo:language="ru" fo:country="RU"/>
    </style:style>
    <style:style style:name="T514" style:parent-style-name="DefaultParagraphFont" style:family="text">
      <style:text-properties style:font-name-asian="Times New Roman" style:font-name-complex="Calibri" fo:color="#000000" fo:language="ru" fo:country="RU"/>
    </style:style>
    <style:style style:name="T515" style:parent-style-name="DefaultParagraphFont" style:family="text">
      <style:text-properties style:font-name-asian="Times New Roman" style:font-name-complex="Calibri" fo:color="#000000"/>
    </style:style>
    <style:style style:name="T516" style:parent-style-name="DefaultParagraphFont" style:family="text">
      <style:text-properties style:font-name-asian="Times New Roman" style:font-name-complex="Calibri" fo:color="#000000" fo:language="ru" fo:country="RU"/>
    </style:style>
    <style:style style:name="T517" style:parent-style-name="DefaultParagraphFont" style:family="text">
      <style:text-properties style:font-name-asian="Times New Roman" style:font-name-complex="Calibri" fo:color="#000000" fo:language="ru" fo:country="RU"/>
    </style:style>
    <style:style style:name="P518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19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20" style:parent-style-name="Normal" style:family="paragraph">
      <style:paragraph-properties fo:text-align="center" fo:margin-bottom="0in" fo:line-height="100%"/>
    </style:style>
    <style:style style:name="T52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2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style:font-name-asian="Times New Roman" style:font-name-complex="Calibri" fo:color="#000000" fo:language="ru" fo:country="RU"/>
    </style:style>
    <style:style style:name="T527" style:parent-style-name="DefaultParagraphFont" style:family="text">
      <style:text-properties style:font-name-asian="Times New Roman" style:font-name-complex="Calibri" fo:color="#000000" fo:language="uk" fo:country="UA"/>
    </style:style>
    <style:style style:name="T52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531" style:parent-style-name="DefaultParagraphFont" style:family="text">
      <style:text-properties style:font-name-asian="Times New Roman" style:font-name-complex="Calibri" fo:color="#000000" fo:language="ru" fo:country="RU"/>
    </style:style>
    <style:style style:name="T532" style:parent-style-name="DefaultParagraphFont" style:family="text">
      <style:text-properties style:font-name-asian="Times New Roman" style:font-name-complex="Calibri" fo:color="#000000"/>
    </style:style>
    <style:style style:name="T533" style:parent-style-name="DefaultParagraphFont" style:family="text">
      <style:text-properties style:font-name-asian="Times New Roman" style:font-name-complex="Calibri" fo:color="#000000" fo:language="ru" fo:country="RU"/>
    </style:style>
    <style:style style:name="T53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40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1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2" style:parent-style-name="Normal" style:family="paragraph">
      <style:paragraph-properties fo:text-align="center" fo:margin-bottom="0in" fo:line-height="100%"/>
    </style:style>
    <style:style style:name="T54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4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550" style:parent-style-name="DefaultParagraphFont" style:family="text">
      <style:text-properties style:font-name-asian="Times New Roman" style:font-name-complex="Calibri" fo:color="#000000" fo:language="ru" fo:country="RU"/>
    </style:style>
    <style:style style:name="T551" style:parent-style-name="DefaultParagraphFont" style:family="text">
      <style:text-properties style:font-name-asian="Times New Roman" style:font-name-complex="Calibri" fo:color="#000000"/>
    </style:style>
    <style:style style:name="T552" style:parent-style-name="DefaultParagraphFont" style:family="text">
      <style:text-properties style:font-name-asian="Times New Roman" style:font-name-complex="Calibri" fo:color="#000000" fo:language="ru" fo:country="RU"/>
    </style:style>
    <style:style style:name="T553" style:parent-style-name="DefaultParagraphFont" style:family="text">
      <style:text-properties style:font-name-asian="Times New Roman" style:font-name-complex="Calibri" fo:color="#000000" fo:language="ru" fo:country="RU"/>
    </style:style>
    <style:style style:name="P554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5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56" style:parent-style-name="Normal" style:family="paragraph">
      <style:paragraph-properties fo:text-align="center" fo:margin-bottom="0in" fo:line-height="100%"/>
    </style:style>
    <style:style style:name="T55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5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</style:style>
    <style:style style:name="T564" style:parent-style-name="DefaultParagraphFont" style:family="text">
      <style:text-properties style:font-name-asian="Times New Roman" style:font-name-complex="Calibri" fo:color="#000000" fo:language="uk" fo:country="UA"/>
    </style:style>
    <style:style style:name="T565" style:parent-style-name="DefaultParagraphFont" style:family="text">
      <style:text-properties style:font-name-asian="Times New Roman" style:font-name-complex="Calibri" fo:color="#000000" fo:language="ru" fo:country="RU"/>
    </style:style>
    <style:style style:name="T566" style:parent-style-name="DefaultParagraphFont" style:family="text">
      <style:text-properties style:font-name-asian="Times New Roman" style:font-name-complex="Calibri" fo:color="#000000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DefaultParagraphFont" style:family="text">
      <style:text-properties style:font-name-asian="Times New Roman" style:font-name-complex="Calibri" fo:color="#000000" fo:language="uk" fo:country="UA"/>
    </style:style>
    <style:style style:name="T583" style:parent-style-name="DefaultParagraphFont" style:family="text">
      <style:text-properties style:font-name-asian="Times New Roman" style:font-name-complex="Calibri" fo:color="#000000" fo:language="ru" fo:country="RU"/>
    </style:style>
    <style:style style:name="T58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715" style:parent-style-name="DefaultParagraphFont" style:family="text">
      <style:text-properties style:font-name-asian="Times New Roman" style:font-name-complex="Calibri" fo:color="#000000" fo:language="ru" fo:country="RU"/>
    </style:style>
    <style:style style:name="T716" style:parent-style-name="DefaultParagraphFont" style:family="text">
      <style:text-properties style:font-name-asian="Times New Roman" style:font-name-complex="Calibri" fo:color="#000000" fo:language="ru" fo:country="RU"/>
    </style:style>
    <style:style style:name="T717" style:parent-style-name="DefaultParagraphFont" style:family="text">
      <style:text-properties style:font-name-asian="Times New Roman" style:font-name-complex="Calibri" fo:color="#000000"/>
    </style:style>
    <style:style style:name="T718" style:parent-style-name="DefaultParagraphFont" style:family="text">
      <style:text-properties style:font-name-asian="Times New Roman" style:font-name-complex="Calibri" fo:color="#000000" fo:language="ru" fo:country="RU"/>
    </style:style>
    <style:style style:name="T719" style:parent-style-name="DefaultParagraphFont" style:family="text">
      <style:text-properties style:font-name-asian="Times New Roman" style:font-name-complex="Calibri" fo:color="#000000"/>
    </style:style>
    <style:style style:name="T720" style:parent-style-name="DefaultParagraphFont" style:family="text">
      <style:text-properties style:font-name-asian="Times New Roman" style:font-name-complex="Calibri" fo:color="#000000" fo:language="ru" fo:country="RU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DefaultParagraphFont" style:family="text">
      <style:text-properties style:font-name-asian="Times New Roman" style:font-name-complex="Calibri" fo:color="#000000" fo:language="ru" fo:country="RU"/>
    </style:style>
    <style:style style:name="T723" style:parent-style-name="DefaultParagraphFont" style:family="text">
      <style:text-properties style:font-name-asian="Times New Roman" style:font-name-complex="Calibri" fo:color="#000000"/>
    </style:style>
    <style:style style:name="T724" style:parent-style-name="DefaultParagraphFont" style:family="text">
      <style:text-properties style:font-name-asian="Times New Roman" style:font-name-complex="Calibri" fo:color="#000000" fo:language="ru" fo:country="RU"/>
    </style:style>
    <style:style style:name="T725" style:parent-style-name="DefaultParagraphFont" style:family="text">
      <style:text-properties style:font-name-asian="Times New Roman" style:font-name-complex="Calibri" fo:color="#000000"/>
    </style:style>
    <style:style style:name="T726" style:parent-style-name="DefaultParagraphFont" style:family="text">
      <style:text-properties style:font-name-asian="Times New Roman" style:font-name-complex="Calibri" fo:color="#000000" fo:language="ru" fo:country="RU"/>
    </style:style>
    <style:style style:name="T72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DefaultParagraphFont" style:family="text">
      <style:text-properties style:font-name-asian="Times New Roman" style:font-name-complex="Calibri" fo:color="#000000" fo:language="uk" fo:country="UA"/>
    </style:style>
    <style:style style:name="T73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7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796" style:parent-style-name="Normal" style:family="paragraph">
      <style:paragraph-properties fo:text-align="center" fo:margin-bottom="0in" fo:line-height="100%"/>
    </style:style>
    <style:style style:name="T797" style:parent-style-name="DefaultParagraphFont" style:family="text">
      <style:text-properties style:font-name-asian="Times New Roman" style:font-name-complex="Calibri" fo:color="#000000" fo:language="ru" fo:country="RU"/>
    </style:style>
    <style:style style:name="T798" style:parent-style-name="DefaultParagraphFont" style:family="text">
      <style:text-properties style:font-name-asian="Times New Roman" style:font-name-complex="Calibri" fo:color="#000000" fo:language="uk" fo:country="UA"/>
    </style:style>
    <style:style style:name="T79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36" style:parent-style-name="Normal" style:family="paragraph">
      <style:paragraph-properties fo:text-align="center"/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@Configuration</text:p>
            <text:p text:style-name="P7"/>
          </table:table-cell>
          <table:table-cell table:style-name="TableCell8">
            <text:p text:style-name="P9"><text:span text:style-name="T10">Эта аннотация используется в классах, которые определяют<text:s/></text:span><text:span text:style-name="T11">bean</text:span><text:span text:style-name="T12">-компоненты. Это аналог файла конфигурации<text:s/></text:span><text:span text:style-name="T13">XML</text:span><text:span text:style-name="T14">,<text:s/></text:span><text:span text:style-name="T15">иметь методы для создания и настройки зависимостей.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>@EnableAutoConfiguration</text:p>
          </table:table-cell>
          <table:table-cell table:style-name="TableCell20">
            <text:p text:style-name="P21"><text:span text:style-name="T22">Эта аннотация обычно помещается в основной класс приложения<text:s/></text:span><text:span text:style-name="T23">Spring</text:span><text:span text:style-name="T24"><text:s/></text:span><text:span text:style-name="T25">Boot</text:span><text:span text:style-name="T26">, неявно определяет базовый «пакет поиска». Эта аннотация сообщает Spring Boot о необходимости добавления bean-компонентов на основе настроек пути к классам, др</text:span><text:span text:style-name="T27">угих bean-компонентов и различных настроек свойств.</text:span></text:p>
          </table:table-cell>
        </table:table-row>
        <table:table-row table:style-name="TableRow28">
          <table:table-cell table:style-name="TableCell29">
            <text:p text:style-name="P30">@SpringBootApplication</text:p>
          </table:table-cell>
          <table:table-cell table:style-name="TableCell31">
            <text:p text:style-name="P32">Единственное, что она делает - это сканирование компонентов.</text:p>
            <text:p text:style-name="P33"><text:span text:style-name="T34">Класс с<text:s/></text:span><text:span text:style-name="T35">данной<text:s/></text:span><text:span text:style-name="T36">аннотацией должен оставаться в базовом пакете(будут сканироваться все подпакеты)</text:span></text:p>
            <text:p text:style-name="P37"><text:span text:style-name="T38">Добавляет одновременно:</text:span><text:span text:style-name="T39"><text:s/></text:span><text:span text:style-name="T40">@Configuration,</text:span></text:p>
            <text:p text:style-name="P41">@EnableAutoConfiguration,</text:p>
            <text:p text:style-name="P42"><text:span text:style-name="T43">@ComponentScan</text:span></text:p>
          </table:table-cell>
        </table:table-row>
        <table:table-row table:style-name="TableRow44">
          <table:table-cell table:style-name="TableCell45">
            <text:p text:style-name="P46"><text:span text:style-name="T47">@ComponentScan</text:span></text:p>
          </table:table-cell>
          <table:table-cell table:style-name="TableCell48">
            <text:p text:style-name="P49"><text:span text:style-name="T50">Сканирует наличие аннотаций в указанном пакете с помощью<text:s/></text:span><text:span text:style-name="T51">basePackageClasses</text:span><text:span text:style-name="T52"><text:s/>и<text:s/></text:span><text:span text:style-name="T53">basePackage</text:span><text:span text:style-name="T54">, если ничего не указано – ищет в текущем. Пакеты и классы пишутся через запятую:</text:span></text:p>
            <text:p text:style-name="P55"/>
            <text:p text:style-name="P56"><text:span text:style-name="T57">@</text:span><text:span text:style-name="T58">Component</text:span><text:span text:style-name="T59">Scan</text:span><text:span text:style-name="T60">({ "</text:span><text:span text:style-name="T61">firstDao</text:span><text:span text:style-name="T62">", "</text:span><text:span text:style-name="T63">secondDao</text:span><text:span text:style-name="T64">" })</text:span></text:p>
            <text:p text:style-name="P65"/>
            <text:p text:style-name="P66"><text:span text:style-name="T67">@</text:span><text:span text:style-name="T68">ComponentScan</text:span><text:span text:style-name="T69">(</text:span><text:span text:style-name="T70">basePackageClasses</text:span><text:span text:style-name="T71"><text:s/>= {</text:span><text:span text:style-name="T72">ExampleController</text:span><text:span text:style-name="T73">.</text:span><text:span text:style-name="T74">class</text:span><text:span text:style-name="T75">,<text:s/></text:span></text:p>
            <text:p text:style-name="P76"><text:span text:style-name="T77">ExampleModel.class, ExmapleView.class})</text:span></text:p>
          </table:table-cell>
        </table:table-row>
        <table:table-row table:style-name="TableRow78">
          <table:table-cell table:style-name="TableCell79">
            <text:p text:style-name="P80"><text:span text:style-name="T81">@</text:span><text:span text:style-name="T82">Component</text:span></text:p>
          </table:table-cell>
          <table:table-cell table:style-name="TableCell83">
            <text:p text:style-name="P84"><text:span text:style-name="T85">Схож с<text:s/></text:span><text:span text:style-name="T86">@</text:span><text:span text:style-name="T87">Configuration</text:span><text:span text:style-name="T88"><text:s/>создается автоматически при сканировании и снабжается нужн</text:span><text:span text:style-name="T89">ы</text:span><text:span text:style-name="T90">ми динамичн</text:span><text:span text:style-name="T91">ыми</text:span><text:span text:style-name="T92"><text:s/>э</text:span><text:span text:style-name="T93">кземплярами<text:s/></text:span><text:span text:style-name="T94">@Bean</text:span><text:span text:style-name="T95">.</text:span></text:p>
            <text:p text:style-name="P96"><text:span text:style-name="T97">Является<text:s/></text:span><text:span text:style-name="T98">ннотацией уровня класса, имеет различные специализации(@Controller, @Repository и @Service).</text:span></text:p>
          </table:table-cell>
        </table:table-row>
        <table:table-row table:style-name="TableRow99">
          <table:table-cell table:style-name="TableCell100">
            <text:p text:style-name="P101">@Bean</text:p>
          </table:table-cell>
          <table:table-cell table:style-name="TableCell102">
            <text:p text:style-name="P103"><text:span text:style-name="T104">Аннотация уровня метода, имя метода служит именем компонента. Обьявляется внутри @Configuration, вне не рекомендуется(</text:span><text:span text:style-name="T105">lite</text:span><text:span text:style-name="T106"><text:s/></text:span><text:span text:style-name="T107">mode</text:span><text:span text:style-name="T108">)</text:span><text:span text:style-name="T109">.<text:s/></text:span><text:span text:style-name="T110">Позволяет<text:s/></text:span><text:span text:style-name="T111">получить желаемую реализацию интерфейса во время выполнения(Фабричный метод) и добавлять сторонние классы(находящиеся вне контейнера). Позволяет избежать связывания Spring и бизнес-правил во время компиляции, позволяет повторно использовать биз</text:span><text:span text:style-name="T112">нес-правила в других средах.</text:span></text:p>
          </table:table-cell>
        </table:table-row>
        <table:table-row table:style-name="TableRow113">
          <table:table-cell table:style-name="TableCell114">
            <text:p text:style-name="P115">@Repository</text:p>
          </table:table-cell>
          <table:table-cell table:style-name="TableCell116">
            <text:p text:style-name="P117"><text:span text:style-name="T118">Используется для указания того, что класс предоставляет механизм для хранения, извлечения, обновления, удаления и операций поиска объектов(</text:span><text:span text:style-name="T119">DAO</text:span><text:span text:style-name="T120">). Эта аннотация имеет функцию автоматического перевода, <text:s/>когда в @Repos</text:span><text:span text:style-name="T121">itory возникает исключение, для этого исключения существует обработчик, и нет необходимости добавлять блок try-catch.</text:span></text:p>
          </table:table-cell>
        </table:table-row>
        <table:table-row table:style-name="TableRow122">
          <table:table-cell table:style-name="TableCell123">
            <text:p text:style-name="P124">@Service</text:p>
          </table:table-cell>
          <table:table-cell table:style-name="TableCell125">
            <text:p text:style-name="P126">Указывает что класс принадлежит уровню бизнес-логики. Используется для обозначения класса как поставщика услуг. Таким образом, общая аннотация @Service используется с классами, которые предоставляют некоторые бизнес-функции.<text:s/></text:p>
          </table:table-cell>
        </table:table-row>
        <text:soft-page-break/>
        <table:table-row table:style-name="TableRow127">
          <table:table-cell table:style-name="TableCell128">
            <text:p text:style-name="P129">@Controller</text:p>
          </table:table-cell>
          <table:table-cell table:style-name="TableCell130">
            <text:p text:style-name="P131"><text:span text:style-name="T132">Помечет класс как Controller для Spring MVC или Spring WebFlux</text:span><text:span text:style-name="T133"><text:s/></text:span><text:span text:style-name="T134">. И</text:span><text:span text:style-name="T135">спользуется в сочетании с аннотацией @RequestMapping для методов обработки запр</text:span><text:span text:style-name="T136">осов. Отвечает за отображение.</text:span></text:p>
          </table:table-cell>
        </table:table-row>
        <table:table-row table:style-name="TableRow137">
          <table:table-cell table:style-name="TableCell138">
            <text:p text:style-name="P139">@RestController</text:p>
          </table:table-cell>
          <table:table-cell table:style-name="TableCell140">
            <text:p text:style-name="P141">Специализированная версия контроллера. Включает аннотации @Controller и @ResponseBody и, как следствие, упрощает реализацию контроллера.</text:p>
          </table:table-cell>
        </table:table-row>
        <table:table-row table:style-name="TableRow142">
          <table:table-cell table:style-name="TableCell143">
            <text:p text:style-name="P144">@Qualifier</text:p>
          </table:table-cell>
          <table:table-cell table:style-name="TableCell145">
            <text:p text:style-name="P146">Разрешает неоднозначности</text:p>
            <text:p text:style-name="P147"><text:span text:style-name="T148">аннотация @Autowired, позволяет<text:s/></text:span><text:span text:style-name="T149">указать конкретную реализацию<text:s/></text:span></text:p>
            <text:p text:style-name="P150"><text:span text:style-name="T151"><text:s/></text:span><text:span text:style-name="T152">@Qualifier("employeeImplA")</text:span></text:p>
          </table:table-cell>
        </table:table-row>
        <table:table-row table:style-name="TableRow153">
          <table:table-cell table:style-name="TableCell154">
            <text:p text:style-name="P155">@Primary</text:p>
          </table:table-cell>
          <table:table-cell table:style-name="TableCell156">
            <text:p text:style-name="P157">Разрешает неоднозначности</text:p>
            <text:p text:style-name="P158">аннотация @Autowired, позволяет указать реализацию по умолчанию.</text:p>
          </table:table-cell>
        </table:table-row>
        <table:table-row table:style-name="TableRow159">
          <table:table-cell table:style-name="TableCell160">
            <text:p text:style-name="P161">@Autowired</text:p>
          </table:table-cell>
          <table:table-cell table:style-name="TableCell162">
            <text:p text:style-name="P163"><text:span text:style-name="T164">Эти аннотации предоставляют классам декларативный способ разрешения зависимостей. В</text:span><text:span text:style-name="T165">ыполняет автосвязывание с @</text:span><text:span text:style-name="T166">Bean</text:span><text:span text:style-name="T167"><text:s/></text:span><text:span text:style-name="T168">и содержим</text:span><text:span text:style-name="T169">ы</text:span><text:span text:style-name="T170">м<text:s/></text:span><text:span text:style-name="T171">@</text:span><text:span text:style-name="T172">Component</text:span><text:span text:style-name="T173">(@Repository, @Service, @Controller). Может принимать параметр</text:span><text:span text:style-name="T174">ы:</text:span></text:p>
            <text:p text:style-name="P175">@Autowired(required = false)</text:p>
            <text:p text:style-name="P176">@Qualifier("fooFormatter")</text:p>
            <text:p text:style-name="P177"><text:span text:style-name="T178"><text:s text:c="4"/>private Formatter formatter;</text:span></text:p>
          </table:table-cell>
        </table:table-row>
        <table:table-row table:style-name="TableRow179">
          <table:table-cell table:style-name="TableCell180">
            <text:p text:style-name="P181">@Inject</text:p>
          </table:table-cell>
          <table:table-cell table:style-name="TableCell182">
            <text:p text:style-name="P183"><text:span text:style-name="T184">JEE</text:span><text:span text:style-name="T185"><text:s/></text:span><text:span text:style-name="T186">версия<text:s/></text:span><text:span text:style-name="T187">@</text:span><text:span text:style-name="T188">Autowired</text:span><text:span text:style-name="T189">.<text:s/></text:span><text:span text:style-name="T190">Сопоставляет по</text:span><text:span text:style-name="T191"><text:s/></text:span><text:span text:style-name="T192">@Qualifier,</text:span></text:p>
            <text:p text:style-name="P193"><text:span text:style-name="T194">по имени(</text:span><text:span text:style-name="T195">@</text:span><text:span text:style-name="T196">Named</text:span><text:span text:style-name="T197">), по типу.<text:s/></text:span><text:span text:style-name="T198">По умолчанию разрешает зависимости по типу.</text:span></text:p>
          </table:table-cell>
        </table:table-row>
        <table:table-row table:style-name="TableRow199">
          <table:table-cell table:style-name="TableCell200">
            <text:p text:style-name="P201">@Resource</text:p>
          </table:table-cell>
          <table:table-cell table:style-name="TableCell202">
            <text:p text:style-name="P203">Jakarta EE версия. @Autowired. Сопоставляет по @Qualifier,</text:p>
            <text:p text:style-name="P204">по имени(@Named), по типу. По умолчанию сопоставление по типу.<text:s/></text:p>
            <text:p text:style-name="P205">@Resource(name="namedFile")</text:p>
            <text:p text:style-name="P206"><text:span text:style-name="T207"><text:s text:c="4"/></text:span><text:span text:style-name="T208">private File defaultFile;</text:span></text:p>
          </table:table-cell>
        </table:table-row>
        <table:table-row table:style-name="TableRow209">
          <table:table-cell table:style-name="TableCell210">
            <text:p text:style-name="P211">@Lazy</text:p>
          </table:table-cell>
          <table:table-cell table:style-name="TableCell212">
            <text:p text:style-name="P213"><text:span text:style-name="T214">Когда мы помещаем аннотацию @Lazy поверх класса @Configuration, это указывает на то, что все методы с аннотацией @Bean должны загружаться лениво.<text:s/></text:span><text:span text:style-name="T215">В случае связ</text:span><text:span text:style-name="T216">ы</text:span><text:span text:style-name="T217">вания @Autowired с ленив</text:span><text:span text:style-name="T218">ы</text:span><text:span text:style-name="T219">м конфигом ее также придется анотирова</text:span><text:span text:style-name="T220">ть<text:s/></text:span><text:span text:style-name="T221">@Lazy.</text:span></text:p>
            <text:p text:style-name="P222"/>
          </table:table-cell>
        </table:table-row>
        <table:table-row table:style-name="TableRow223">
          <table:table-cell table:style-name="TableCell224">
            <text:p text:style-name="P225">@Scope</text:p>
          </table:table-cell>
          <table:table-cell table:style-name="TableCell226">
            <text:p text:style-name="P227">Обасть видимости бина(определяет его жизненый цикл).</text:p>
          </table:table-cell>
        </table:table-row>
        <table:table-row table:style-name="TableRow228">
          <table:table-cell table:style-name="TableCell229">
            <text:p text:style-name="P230">@PropertySource</text:p>
          </table:table-cell>
          <table:table-cell table:style-name="TableCell231">
            <text:p text:style-name="P232"><text:span text:style-name="T233">Источник данных (</text:span><text:span text:style-name="T234">file</text:span><text:span text:style-name="T235">.</text:span><text:span text:style-name="T236">poperties</text:span><text:span text:style-name="T237"><text:s/></text:span><text:span text:style-name="T238">и т.д.</text:span><text:span text:style-name="T239">), можно перечеслять через запятую<text:s/></text:span></text:p>
            <text:p text:style-name="P240"><text:span text:style-name="T241">@</text:span><text:span text:style-name="T242">PropertySource</text:span><text:span text:style-name="T243">({</text:span></text:p>
            <text:p text:style-name="P244"><text:span text:style-name="T245"><text:tab/></text:span><text:span text:style-name="T246"><text:tab/>"</text:span><text:span text:style-name="T247">classpath</text:span><text:span text:style-name="T248">:</text:span><text:span text:style-name="T249">config</text:span><text:span text:style-name="T250">.</text:span><text:span text:style-name="T251">properties</text:span><text:span text:style-name="T252">",</text:span></text:p>
            <text:p text:style-name="P253"><text:span text:style-name="T254"><text:tab/></text:span><text:span text:style-name="T255"><text:tab/>"</text:span><text:span text:style-name="T256">classpath</text:span><text:span text:style-name="T257">:</text:span><text:span text:style-name="T258">db</text:span><text:span text:style-name="T259">.</text:span><text:span text:style-name="T260">properties</text:span><text:span text:style-name="T261">" })</text:span></text:p>
            <text:p text:style-name="P262">@PropertySources({</text:p>
            <text:p text:style-name="P263"><text:tab/>@PropertySource("classpath:config.properties"),</text:p>
            <text:p text:style-name="P264"><text:span text:style-name="T265"><text:tab/>@PropertySource("classpath:db.properties")})</text:span></text:p>
          </table:table-cell>
        </table:table-row>
        <table:table-row table:style-name="TableRow266">
          <table:table-cell table:style-name="TableCell267">
            <text:p text:style-name="P268">@Value</text:p>
          </table:table-cell>
          <table:table-cell table:style-name="TableCell269">
            <text:p text:style-name="P270"><text:span text:style-name="T271">Присваивает значения и</text:span><text:span text:style-name="T272">з источника свойств (</text:span><text:span text:style-name="T273">@PropertySource) свойствам. Особо полезны со SpEL(язык регулярных выражений<text:s/></text:span><text:span text:style-name="T274">Spring</text:span><text:span text:style-name="T275">):</text:span></text:p>
            <text:p text:style-name="P276"><text:span text:style-name="T277">@</text:span><text:span text:style-name="T278">Value</text:span><text:span text:style-name="T279">("#{</text:span><text:span text:style-name="T280">systemProperties</text:span><text:span text:style-name="T281">['</text:span><text:span text:style-name="T282">unknown</text:span><text:span text:style-name="T283">'] ?: '</text:span><text:span text:style-name="T284">some</text:span><text:span text:style-name="T285"><text:s/></text:span><text:span text:style-name="T286">default</text:span><text:span text:style-name="T287">'}")</text:span></text:p>
            <text:soft-page-break/>
            <text:p text:style-name="P288"><text:span text:style-name="T289">private</text:span><text:span text:style-name="T290"><text:s/></text:span><text:span text:style-name="T291">String</text:span><text:span text:style-name="T292"><text:s/></text:span><text:span text:style-name="T293">spelSomeDefault</text:span><text:span text:style-name="T294">;<text:s/></text:span></text:p>
            <text:p text:style-name="P295"><text:span text:style-name="T296">Также работает со словарями</text:span><text:span text:style-name="T297">(</text:span><text:span text:style-name="T298">Map</text:span><text:span text:style-name="T299">)<text:s/></text:span><text:span text:style-name="T300">и конструкторами.</text:span></text:p>
          </table:table-cell>
        </table:table-row>
        <text:soft-page-break/>
        <table:table-row table:style-name="TableRow301">
          <table:table-cell table:style-name="TableCell302">
            <text:p text:style-name="P303">@PostConstruct</text:p>
          </table:table-cell>
          <table:table-cell table:style-name="TableCell304">
            <text:p text:style-name="P305"><text:span text:style-name="T306">Spring вызывает методы, аннотированные с помощью @PostConstruct, только один раз, сразу после инициализ</text:span><text:span text:style-name="T307">ации свойств компонента. Одно из возможных применений — заполнение базы данных.</text:span></text:p>
          </table:table-cell>
        </table:table-row>
        <table:table-row table:style-name="TableRow308">
          <table:table-cell table:style-name="TableCell309">
            <text:p text:style-name="P310">@AliasFor</text:p>
          </table:table-cell>
          <table:table-cell table:style-name="TableCell311">
            <text:p text:style-name="P312"><text:span text:style-name="T313">Указать псевдоним. Используют многие компонеты<text:s/></text:span><text:span text:style-name="T314">Spring</text:span><text:span text:style-name="T315"><text:s/></text:span><text:span text:style-name="T316">используют для конфигурации</text:span><text:span text:style-name="T317">: @</text:span><text:span text:style-name="T318">Bean</text:span><text:span text:style-name="T319">, @</text:span><text:span text:style-name="T320">ComponentScan</text:span><text:span text:style-name="T321">, @</text:span><text:span text:style-name="T322">Scope</text:span><text:span text:style-name="T323">, @</text:span><text:span text:style-name="T324">RequestMapping</text:span><text:span text:style-name="T325">,<text:s/></text:span><text:span text:style-name="T326">and</text:span><text:span text:style-name="T327"><text:s/>@</text:span><text:span text:style-name="T328">RestController</text:span></text:p>
          </table:table-cell>
        </table:table-row>
        <table:table-row table:style-name="TableRow329">
          <table:table-cell table:style-name="TableCell330">
            <text:p text:style-name="P331">@PreDestroy</text:p>
          </table:table-cell>
          <table:table-cell table:style-name="TableCell332">
            <text:p text:style-name="P333">Метод, аннотированный @PreDestroy, запускается только один раз, непосредственно перед тем, как Spring удалит наш компонент из контекста приложения.</text:p>
          </table:table-cell>
        </table:table-row>
        <table:table-row table:style-name="TableRow334">
          <table:table-cell table:style-name="TableCell335">
            <text:p text:style-name="P336">@EnableTransactionManagement</text:p>
          </table:table-cell>
          <table:table-cell table:style-name="TableCell337">
            <text:p text:style-name="P338"><text:span text:style-name="T339">Включает поддержку транзакций(по умолчанию отключен</text:span><text:span text:style-name="T340">а</text:span><text:span text:style-name="T341">)</text:span></text:p>
          </table:table-cell>
        </table:table-row>
        <table:table-row table:style-name="TableRow342">
          <table:table-cell table:style-name="TableCell343">
            <text:p text:style-name="P344">@Transactional</text:p>
          </table:table-cell>
          <table:table-cell table:style-name="TableCell345">
            <text:p text:style-name="P346">Эта<text:s/>аннотация помещается перед определением интерфейса, методом интерфейса, определением класса или общедоступным методом класса. @Transactional — это просто метаданные, которые могут использоваться некоторой инфраструктурой времени выполнения. Эта инфраструктура использует метаданные для настройки соответствующих компонентов с транзакционным поведением.</text:p>
          </table:table-cell>
        </table:table-row>
        <table:table-row table:style-name="TableRow347">
          <table:table-cell table:style-name="TableCell348">
            <text:p text:style-name="P349">@EnableJpaRepositories</text:p>
          </table:table-cell>
          <table:table-cell table:style-name="TableCell350">
            <text:p text:style-name="P351">Spring Data Jpa предоставляет аннотацию EnableJpaRepositories, которая используется для сканирования пакетов на наличие конфигурации и<text:s/>класса репозитория для Spring Data JPA.</text:p>
          </table:table-cell>
        </table:table-row>
        <table:table-row table:style-name="TableRow352">
          <table:table-cell table:style-name="TableCell353">
            <text:p text:style-name="P354">@DependsOn</text:p>
          </table:table-cell>
          <table:table-cell table:style-name="TableCell355">
            <text:p text:style-name="P356">Используется для указания зависимостей компонентов. Spring гарантирует, что определенные bean-компоненты будут инициализированы перед попыткой инициализации текущего bean-компонента.</text:p>
            <text:p text:style-name="P357">@Bean</text:p>
            <text:p text:style-name="P358"><text:s text:c="4"/>@DependsOn({"fileReader","fileWriter"})</text:p>
            <text:p text:style-name="P359"><text:span text:style-name="T360"><text:s text:c="4"/>public FileProcessor fileProcessor(){ }</text:span></text:p>
          </table:table-cell>
        </table:table-row>
        <table:table-row table:style-name="TableRow361">
          <table:table-cell table:style-name="TableCell362">
            <text:p text:style-name="P363">@SuppressWarnings</text:p>
          </table:table-cell>
          <table:table-cell table:style-name="TableCell364">
            <text:p text:style-name="P365">Эта аннотация позволяет нам указать, какие виды предупреждений следует игнорировать. Два наиболее распространенных — это устаревание(deprecation) и отсутствие проверки(unchecked).</text:p>
          </table:table-cell>
        </table:table-row>
        <table:table-row table:style-name="TableRow366">
          <table:table-cell table:style-name="TableCell367">
            <text:p text:style-name="P368">@MappedSuperclass</text:p>
          </table:table-cell>
          <table:table-cell table:style-name="TableCell369">
            <text:p text:style-name="P370">При использовании стратегии MappedSuperclass наследование проявляется только в классе, но не в модели объекта.</text:p>
          </table:table-cell>
        </table:table-row>
        <table:table-row table:style-name="TableRow371">
          <table:table-cell table:style-name="TableCell372">
            <text:p text:style-name="P373">@Inheritance</text:p>
          </table:table-cell>
          <table:table-cell table:style-name="TableCell374">
            <text:p text:style-name="P375"><text:span text:style-name="T376">П</text:span><text:span text:style-name="T377">редназначена для материализации модели наследования ООП в структуре таблицы базы дан</text:span><text:span text:style-name="T378">ных.</text:span></text:p>
            <text:p text:style-name="P379"><text:span text:style-name="T380">@</text:span><text:span text:style-name="T381">Inheritance</text:span><text:span text:style-name="T382">(</text:span><text:span text:style-name="T383">strategy</text:span><text:span text:style-name="T384"><text:s/>=<text:s/></text:span><text:span text:style-name="T385">InheritanceType</text:span><text:span text:style-name="T386">.</text:span><text:span text:style-name="T387">JOINED</text:span><text:span text:style-name="T388">)</text:span></text:p>
            <text:p text:style-name="P389"><text:span text:style-name="T390">JOINED</text:span><text:span text:style-name="T391"><text:s/>- у каждого класса есть своя таблица, и для запроса сущности подкласса требуется объединение таблиц,<text:s/></text:span><text:span text:style-name="T392">SINGLE</text:span><text:span text:style-name="T393">_</text:span><text:span text:style-name="T394">TABLE</text:span><text:span text:style-name="T395"><text:s/>- объекты из разных классов с общим предком помещаются в одну таблицу,<text:s/></text:span><text:span text:style-name="T396">TABLE</text:span><text:span text:style-name="T397">_</text:span><text:span text:style-name="T398">PER</text:span><text:span text:style-name="T399">_</text:span><text:span text:style-name="T400">CLASS</text:span><text:span text:style-name="T401"><text:s/>- все свойства класса находятся в его таблице, поэтому объединение не требуется.</text:span></text:p>
          </table:table-cell>
        </table:table-row>
        <table:table-row table:style-name="TableRow402">
          <table:table-cell table:style-name="TableCell403">
            <text:p text:style-name="P404">@Entity</text:p>
          </table:table-cell>
          <table:table-cell table:style-name="TableCell405">
            <text:p text:style-name="P406">Помечает класс как сущность.</text:p>
          </table:table-cell>
        </table:table-row>
        <table:table-row table:style-name="TableRow407">
          <table:table-cell table:style-name="TableCell408">
            <text:p text:style-name="P409">@Table</text:p>
          </table:table-cell>
          <table:table-cell table:style-name="TableCell410">
            <text:p text:style-name="P411">Помечает класс как таблицу и дает ей имя.</text:p>
          </table:table-cell>
        </table:table-row>
        <text:soft-page-break/>
        <table:table-row table:style-name="TableRow412">
          <table:table-cell table:style-name="TableCell413">
            <text:p text:style-name="P414">@Id</text:p>
          </table:table-cell>
          <table:table-cell table:style-name="TableCell415">
            <text:p text:style-name="P416"><text:span text:style-name="T417">ID<text:s/></text:span><text:span text:style-name="T418">в<text:s/></text:span><text:span text:style-name="T419">Hibernate.</text:span></text:p>
          </table:table-cell>
        </table:table-row>
        <table:table-row table:style-name="TableRow420">
          <table:table-cell table:style-name="TableCell421">
            <text:p text:style-name="P422">@Embeddable</text:p>
          </table:table-cell>
          <table:table-cell table:style-name="TableCell423">
            <text:p text:style-name="P424">Генерация сложного ключа</text:p>
          </table:table-cell>
        </table:table-row>
        <table:table-row table:style-name="TableRow425">
          <table:table-cell table:style-name="TableCell426">
            <text:p text:style-name="P427">@EmbeddedId</text:p>
          </table:table-cell>
          <table:table-cell table:style-name="TableCell428">
            <text:p text:style-name="P429"><text:span text:style-name="T430">@id +<text:s/></text:span><text:span text:style-name="T431">@Embeddable</text:span></text:p>
          </table:table-cell>
        </table:table-row>
        <table:table-row table:style-name="TableRow432">
          <table:table-cell table:style-name="TableCell433">
            <text:p text:style-name="P434">@GeneratedValue</text:p>
          </table:table-cell>
          <table:table-cell table:style-name="TableCell435">
            <text:p text:style-name="P436"><text:span text:style-name="T437">Указывает способ генерации ключа(</text:span><text:span text:style-name="T438">ID</text:span><text:span text:style-name="T439">)</text:span></text:p>
          </table:table-cell>
        </table:table-row>
        <table:table-row table:style-name="TableRow440">
          <table:table-cell table:style-name="TableCell441">
            <text:p text:style-name="P442">@Column</text:p>
          </table:table-cell>
          <table:table-cell table:style-name="TableCell443">
            <text:p text:style-name="P444">Указывает как будет называться свойство в базе.</text:p>
          </table:table-cell>
        </table:table-row>
        <table:table-row table:style-name="TableRow445">
          <table:table-cell table:style-name="TableCell446">
            <text:p text:style-name="P447">@Transient</text:p>
          </table:table-cell>
          <table:table-cell table:style-name="TableCell448">
            <text:p text:style-name="P449">Игнорирует поле(не мапит его в базу)</text:p>
          </table:table-cell>
        </table:table-row>
        <table:table-row table:style-name="TableRow450">
          <table:table-cell table:style-name="TableCell451">
            <text:p text:style-name="P452">@Version</text:p>
          </table:table-cell>
          <table:table-cell table:style-name="TableCell453">
            <text:p text:style-name="P454">Счетчик. Обновляется при совершении транзакций.<text:s/></text:p>
          </table:table-cell>
        </table:table-row>
        <table:table-row table:style-name="TableRow455">
          <table:table-cell table:style-name="TableCell456">
            <text:p text:style-name="P457">@Temporal</text:p>
          </table:table-cell>
          <table:table-cell table:style-name="TableCell458">
            <text:p text:style-name="P459"><text:span text:style-name="T460">Настройка даты</text:span><text:span text:style-name="T461"><text:s/>и времени в<text:s/></text:span><text:span text:style-name="T462">Hibernate</text:span></text:p>
          </table:table-cell>
        </table:table-row>
        <table:table-row table:style-name="TableRow463">
          <table:table-cell table:style-name="TableCell464">
            <text:p text:style-name="P465"><text:span text:style-name="T466">@OneToMany, @</text:span><text:span text:style-name="T467">ManyToOne</text:span><text:span text:style-name="T468">, @</text:span><text:span text:style-name="T469">ManyToMany</text:span></text:p>
          </table:table-cell>
          <table:table-cell table:style-name="TableCell470">
            <text:p text:style-name="P471">Связи в таблицах.</text:p>
          </table:table-cell>
        </table:table-row>
        <table:table-row table:style-name="TableRow472">
          <table:table-cell table:style-name="TableCell473">
            <text:p text:style-name="P474">@JoinColumn</text:p>
          </table:table-cell>
          <table:table-cell table:style-name="TableCell475">
            <text:p text:style-name="P476">Указівает связб с другой таблицей</text:p>
            <text:p text:style-name="P477">@OneToOne(fetch = FetchType.LAZY)</text:p>
            <text:p text:style-name="P478"><text:s text:c="4"/>@JoinColumn(name = "addressId")</text:p>
            <text:p text:style-name="P479"><text:span text:style-name="T480"><text:s text:c="4"/>private Address address;</text:span></text:p>
          </table:table-cell>
        </table:table-row>
        <table:table-row table:style-name="TableRow481">
          <table:table-cell table:style-name="TableCell482">
            <text:p text:style-name="P483">@NamedQueries, @NamedQuery</text:p>
          </table:table-cell>
          <table:table-cell table:style-name="TableCell484">
            <text:p text:style-name="P485">Именованныіе запросы.</text:p>
          </table:table-cell>
        </table:table-row>
        <table:table-row table:style-name="TableRow486">
          <table:table-cell table:style-name="TableCell487">
            <text:p text:style-name="P488"><text:span text:style-name="T489">@Test</text:span><text:span text:style-name="T490">I</text:span><text:span text:style-name="T491">nstance</text:span></text:p>
          </table:table-cell>
          <table:table-cell table:style-name="TableCell492">
            <text:p text:style-name="P493"><text:span text:style-name="T494">JUnit 5 позволяет изменять жизненный цикл тестового класса с помощью данной аннотации. имеет два режима. Одним из них является LifeCycle.PER_METHOD (по умолчанию). Другой -LifeCycle.PER _</text:span><text:span text:style-name="T495">CLASS</text:span><text:span text:style-name="T496"><text:s/>позволяет попросить JUnit<text:s/></text:span><text:span text:style-name="T497">создать только один экземпляр тестового класса и повторно использовать его между тестами.</text:span></text:p>
            <text:p text:style-name="P498">@TestInstance(TestInstance.Lifecycle.PER_CLASS)</text:p>
            <text:p text:style-name="P499"><text:span text:style-name="T500">public class BeforeAndAfterAnnotationsUnitTest</text:span><text:span text:style-name="T501"><text:s/>{ }</text:span></text:p>
          </table:table-cell>
        </table:table-row>
        <table:table-row table:style-name="TableRow502">
          <table:table-cell table:style-name="TableCell503">
            <text:p text:style-name="P504">@BeforeAll, @AfterAll, @Test</text:p>
          </table:table-cell>
          <table:table-cell table:style-name="TableCell505">
            <text:p text:style-name="P506">Тесты</text:p>
          </table:table-cell>
        </table:table-row>
        <table:table-row table:style-name="TableRow507">
          <table:table-cell table:style-name="TableCell508">
            <text:p text:style-name="P509">@Import</text:p>
          </table:table-cell>
          <table:table-cell table:style-name="TableCell510">
            <text:p text:style-name="P511"><text:span text:style-name="T512">П</text:span><text:span text:style-name="T513">озволяет загружать оп</text:span><text:span text:style-name="T514">ределения<text:s/></text:span><text:span text:style-name="T515">Bean</text:span><text:span text:style-name="T516"><text:s/>из одного или нескольких других файлов @Configuration или компонентов. Возможно, вам не захочется настраивать все bean-компоненты в одном файле конфигурации. Используя @Import, мы можем разделить конфигурации на несколько файлов конфигурации</text:span><text:span text:style-name="T517"><text:s/>для модульности, что делает наш код более чистым и удобным в сопровождении.</text:span></text:p>
            <text:p text:style-name="P518">@Configuration</text:p>
            <text:p text:style-name="P519">@Import({FishConfig.class, BirdConfig.class})</text:p>
            <text:p text:style-name="P520"><text:span text:style-name="T521">public class ImportBeansConfig</text:span><text:span text:style-name="T522"><text:s/>{ }</text:span></text:p>
          </table:table-cell>
        </table:table-row>
        <table:table-row table:style-name="TableRow523">
          <table:table-cell table:style-name="TableCell524">
            <text:p text:style-name="P525"><text:span text:style-name="T526">@ExtendWith (@RunWith –<text:s/></text:span><text:span text:style-name="T527">устарел</text:span><text:span text:style-name="T528">)</text:span></text:p>
          </table:table-cell>
          <table:table-cell table:style-name="TableCell529">
            <text:p text:style-name="P530"><text:span text:style-name="T531">При использовании<text:s/></text:span><text:span text:style-name="T532">XML</text:span><text:span text:style-name="T533">, любой класс, который<text:s/></text:span><text:span text:style-name="T534">тестируется и который требует внедрения зависимости Spring, должен быть помещен в аннотацию @ExtendWith</text:span></text:p>
          </table:table-cell>
        </table:table-row>
        <table:table-row table:style-name="TableRow535">
          <table:table-cell table:style-name="TableCell536">
            <text:p text:style-name="P537">@ContextConfiguration</text:p>
          </table:table-cell>
          <table:table-cell table:style-name="TableCell538">
            <text:p text:style-name="P539">При использовании аннотаций, любой класс, который тестируется и который требует внедрения зависимости Spring, должен быть помещен<text:s/>в аннотацию @ContextConfiguration</text:p>
            <text:p text:style-name="P540">@RunWith(SpringJUnit4ClassRunner.class)</text:p>
            <text:p text:style-name="P541">@ContextConfiguration(classes = FooManager.class)</text:p>
            <text:p text:style-name="P542"><text:span text:style-name="T543">class FooManagerTest</text:span><text:span text:style-name="T544"><text:s/>{ }</text:span></text:p>
          </table:table-cell>
        </table:table-row>
        <table:table-row table:style-name="TableRow545">
          <table:table-cell table:style-name="TableCell546">
            <text:p text:style-name="P547">@ImportResource</text:p>
          </table:table-cell>
          <table:table-cell table:style-name="TableCell548">
            <text:p text:style-name="P549"><text:span text:style-name="T550">Spring<text:s/></text:span><text:span text:style-name="T551">Boot</text:span><text:span text:style-name="T552"><text:s/>предоставляет аннотацию @ImportResource, используемую для загрузки bean-компо</text:span><text:span text:style-name="T553">нентов из файла applicationContext.xml в контекст приложения.</text:span></text:p>
            <text:p text:style-name="P554">@SpringBootApplication</text:p>
            <text:soft-page-break/>
            <text:p text:style-name="P555">@ImportResource({"classpath*:applicationContext.xml"})</text:p>
            <text:p text:style-name="P556"><text:span text:style-name="T557">public class Springboot2XmlConfigApplication</text:span><text:span text:style-name="T558"><text:s/>{ }</text:span></text:p>
          </table:table-cell>
        </table:table-row>
        <text:soft-page-break/>
        <table:table-row table:style-name="TableRow559">
          <table:table-cell table:style-name="TableCell560">
            <text:p text:style-name="P561">@Named</text:p>
          </table:table-cell>
          <table:table-cell table:style-name="TableCell562">
            <text:p text:style-name="P563"><text:span text:style-name="T564">Аналогичен<text:s/></text:span><text:span text:style-name="T565">@Component,<text:s/></text:span><text:span text:style-name="T566">JEE</text:span></text:p>
          </table:table-cell>
        </table:table-row>
        <table:table-row table:style-name="TableRow567">
          <table:table-cell table:style-name="TableCell568">
            <text:p text:style-name="P569">@EnableWebSecurity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@EnableGlobalMethodSecurity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@RequestMapping</text:p>
          </table:table-cell>
          <table:table-cell table:style-name="TableCell580">
            <text:p text:style-name="P581"><text:span text:style-name="T582">И</text:span><text:span text:style-name="T583">спользуется для сопоставления веб-запросов с определенными классами обработчиков и методами обработчиков. Когда применяется на уровне класса, она создает базовый URI, для которого будет использоваться контролл</text:span><text:span text:style-name="T584">ер. Когда эта аннотация используется для методов, она предоставляет URI, для которого будут выполняться методы обработчика.</text:span></text:p>
          </table:table-cell>
        </table:table-row>
        <table:table-row table:style-name="TableRow585">
          <table:table-cell table:style-name="TableCell586">
            <text:p text:style-name="P587">@CookieValue</text:p>
          </table:table-cell>
          <table:table-cell table:style-name="TableCell588">
            <text:p text:style-name="P589">Эта аннотация используется на уровне параметров метода. Используется в качестве аргумента метода сопоставления запросов. Файл cookie HTTP привязан к параметру @CookieValue для данного имени файла cookie. Эта аннотация используется в методе с аннотацией @RequestMapping.</text:p>
          </table:table-cell>
        </table:table-row>
        <table:table-row table:style-name="TableRow590">
          <table:table-cell table:style-name="TableCell591">
            <text:p text:style-name="P592">@CrossOrigin</text:p>
          </table:table-cell>
          <table:table-cell table:style-name="TableCell593">
            <text:p text:style-name="P594">Эта аннотация используется как на уровне класса, так и на уровне метода для включения запросов между источниками. Во многих случаях хост, который обслуживает JavaScript, будет отличаться от хоста, который обслуживает данные. В таком случае совместное использование ресурсов между источниками (CORS) обеспечивает междоменную связь. Чтобы включить<text:s/>эту связь, вам просто нужно добавить аннотацию @CrossOrigin.</text:p>
          </table:table-cell>
        </table:table-row>
        <table:table-row table:style-name="TableRow595">
          <table:table-cell table:style-name="TableCell596">
            <text:p text:style-name="P597">@PathVariable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@RequestParam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@ModelAttribute</text:p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@SessionAttributes, @SessionAttribute</text:p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@RequestBody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@ResponseBody</text:p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>@RequestHeader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@ResponseHeader</text:p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@Required</text:p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@RequestParam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@ModelAttribute</text:p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@SessionAttributes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@PreAuthorize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@GetMapping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@SpringBootTest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@MockBean</text:p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@Validated</text:p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@ConditionalOnJava</text:p>
          </table:table-cell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>
            <text:p text:style-name="P687">@ConditionalOnProperty</text:p>
          </table:table-cell>
          <table:table-cell table:style-name="TableCell688">
            <text:p text:style-name="P689"/>
          </table:table-cell>
        </table:table-row>
        <text:soft-page-break/>
        <table:table-row table:style-name="TableRow690">
          <table:table-cell table:style-name="TableCell691">
            <text:p text:style-name="P692">@ConditionalOnWebApplication</text:p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@ConditionalOnClass</text:p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@Override</text:p>
          </table:table-cell>
          <table:table-cell table:style-name="TableCell703">
            <text:p text:style-name="P704">Переопределение метода.</text:p>
          </table:table-cell>
        </table:table-row>
        <table:table-row table:style-name="TableRow705">
          <table:table-cell table:style-name="TableCell706">
            <text:p text:style-name="P707">@Deprecated</text:p>
          </table:table-cell>
          <table:table-cell table:style-name="TableCell708">
            <text:p text:style-name="P709">Устаревшое</text:p>
          </table:table-cell>
        </table:table-row>
        <table:table-row table:style-name="TableRow710">
          <table:table-cell table:style-name="TableCell711">
            <text:p text:style-name="P712">@SafeVarargs</text:p>
          </table:table-cell>
          <table:table-cell table:style-name="TableCell713">
            <text:p text:style-name="P714"><text:span text:style-name="T715">Varargs –<text:s/></text:span><text:span text:style-name="T716">(</text:span><text:span text:style-name="T717">String</text:span><text:span text:style-name="T718">…<text:s/></text:span><text:span text:style-name="T719">args</text:span><text:span text:style-name="T720">)</text:span></text:p>
            <text:p text:style-name="P721"><text:span text:style-name="T722">@</text:span><text:span text:style-name="T723">SafeVarargs</text:span><text:span text:style-name="T724"><text:s/>похож на @</text:span><text:span text:style-name="T725">SupressWarnings</text:span><text:span text:style-name="T726"><text:s/>тем, что позволяет нам объявить, что конкретное предупреждение компилятора является ложным срабатыванием. Как только мы убедимся, что наши действия безопас</text:span><text:span text:style-name="T727">ны, мы можем добавить эту аннотацию</text:span></text:p>
          </table:table-cell>
        </table:table-row>
        <table:table-row table:style-name="TableRow728">
          <table:table-cell table:style-name="TableCell729">
            <text:p text:style-name="P730">@FunctionalInterface</text:p>
          </table:table-cell>
          <table:table-cell table:style-name="TableCell731">
            <text:p text:style-name="P732">Функциональный интерфейс</text:p>
          </table:table-cell>
        </table:table-row>
        <table:table-row table:style-name="TableRow733">
          <table:table-cell table:style-name="TableCell734">
            <text:p text:style-name="P735">@Native</text:p>
          </table:table-cell>
          <table:table-cell table:style-name="TableCell736">
            <text:p text:style-name="P737"><text:span text:style-name="T738">У</text:span><text:span text:style-name="T739">казывает на то, что аннотированное поле является константой, на которую можно ссылаться из собственного кода</text:span></text:p>
          </table:table-cell>
        </table:table-row>
        <table:table-row table:style-name="TableRow740">
          <table:table-cell table:style-name="TableCell741">
            <text:p text:style-name="P742">@Target</text:p>
          </table:table-cell>
          <table:table-cell table:style-name="TableCell743">
            <text:p text:style-name="P744">Помечает другую анотацию, какие типы она<text:s/>может принимать.</text:p>
          </table:table-cell>
        </table:table-row>
        <table:table-row table:style-name="TableRow745">
          <table:table-cell table:style-name="TableCell746">
            <text:p text:style-name="P747">@Retention</text:p>
          </table:table-cell>
          <table:table-cell table:style-name="TableCell748">
            <text:p text:style-name="P749">Поставляется с некоторыми политиками хранения. Эти политики хранения определяют, в какой момент аннотация будет удалена. Существует три типа политик хранения: SOURCE, CLASS и RUNTIME</text:p>
          </table:table-cell>
        </table:table-row>
        <table:table-row table:style-name="TableRow750">
          <table:table-cell table:style-name="TableCell751">
            <text:p text:style-name="P752">@Inherited</text:p>
          </table:table-cell>
          <table:table-cell table:style-name="TableCell753">
            <text:p text:style-name="P754">Java по умолчанию не позволяет наследовать пользовательские аннотации. @inherited — это тип мета-аннотации, используемый для аннотирования пользовательских аннотаций, чтобы подкласс мог наследовать эти пользовательские аннотации</text:p>
          </table:table-cell>
        </table:table-row>
        <table:table-row table:style-name="TableRow755">
          <table:table-cell table:style-name="TableCell756">
            <text:p text:style-name="P757">@Documented</text:p>
          </table:table-cell>
          <table:table-cell table:style-name="TableCell758">
            <text:p text:style-name="P759">По умолчанию аннотации Java не отображаются в<text:s/>документации, созданной с помощью инструмента Javadoc. Чтобы наши пользовательские аннотации отображались в документации, мы используем аннотацию @Documented для аннотирования наших пользовательских аннотаций.</text:p>
          </table:table-cell>
        </table:table-row>
        <table:table-row table:style-name="TableRow760">
          <table:table-cell table:style-name="TableCell761">
            <text:p text:style-name="P762">@Repeatable</text:p>
          </table:table-cell>
          <table:table-cell table:style-name="TableCell763">
            <text:p text:style-name="P764">Позволяет повторять аннотации в исходном коде. Это полезно, когда вы хотите повторно использовать аннотацию для одного и того же класса</text:p>
          </table:table-cell>
        </table:table-row>
        <table:table-row table:style-name="TableRow765">
          <table:table-cell table:style-name="TableCell766">
            <text:p text:style-name="P767">@GuardedBy</text:p>
          </table:table-cell>
          <table:table-cell table:style-name="TableCell768">
            <text:p text:style-name="P769">Synchronize/Lock/GuardedBy</text:p>
          </table:table-cell>
        </table:table-row>
        <table:table-row table:style-name="TableRow770">
          <table:table-cell table:style-name="TableCell771">
            <text:p text:style-name="P772">@Immutable</text:p>
          </table:table-cell>
          <table:table-cell table:style-name="TableCell773">
            <text:p text:style-name="P774">Не изменяемое значение</text:p>
          </table:table-cell>
        </table:table-row>
        <table:table-row table:style-name="TableRow775">
          <table:table-cell table:style-name="TableCell776">
            <text:p text:style-name="P777">@NotThreadSafe</text:p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@ThreadSafe</text:p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@NotNull</text:p>
          </table:table-cell>
          <table:table-cell table:style-name="TableCell788">
            <text:p text:style-name="P789">указывает, что данное свойство не должно содержать</text:p>
            <text:p text:style-name="P790">пустое значение null перед его сохранением в базе данных.</text:p>
          </table:table-cell>
        </table:table-row>
        <table:table-row table:style-name="TableRow791">
          <table:table-cell table:style-name="TableCell792">
            <text:p text:style-name="P793">@NotNullOrEmpty</text:p>
          </table:table-cell>
          <table:table-cell table:style-name="TableCell794">
            <text:p text:style-name="P795">указывает, что данное свойство не должно содержать</text:p>
            <text:p text:style-name="P796"><text:span text:style-name="T797">пустое значение null <text:s/></text:span><text:span text:style-name="T798">или пустую строку<text:s/></text:span><text:span text:style-name="T799">перед его сохранением в базе данных.</text:span></text:p>
          </table:table-cell>
        </table:table-row>
        <table:table-row table:style-name="TableRow800">
          <table:table-cell table:style-name="TableCell801">
            <text:p text:style-name="P802">@ValueObject</text:p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@Slf4j</text:p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@ActiveProfiles, @Profile</text:p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p text:style-name="P817">@Aspect</text:p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@Pointcut</text:p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@Before, @After, @Around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@AspectJ</text:p>
          </table:table-cell>
          <table:table-cell table:style-name="TableCell833">
            <text:p text:style-name="P834"/>
          </table:table-cell>
        </table:table-row>
        <text:soft-page-break/>
        <table:table-row table:style-name="TableRow835">
          <table:table-cell table:style-name="TableCell836">
            <text:p text:style-name="P837">@EnableAspectJAutoProxy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@AdviceRequired</text:p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</table:table-row>
        <table:table-row table:style-name="TableRow905"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</table:table-row>
      </table:table>
      <text:p text:style-name="P935"/>
      <text:p text:style-name="P9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mitrij Gonchar</meta:initial-creator>
    <dc:creator>Dmitrij Gonchar</dc:creator>
    <meta:creation-date>2022-06-20T11:56:00Z</meta:creation-date>
    <dc:date>2022-06-21T12:01:00Z</dc:date>
    <meta:template xlink:href="Normal.dotm" xlink:type="simple"/>
    <meta:editing-cycles>69</meta:editing-cycles>
    <meta:editing-duration>PT20580S</meta:editing-duration>
    <meta:document-statistic meta:page-count="7" meta:paragraph-count="25" meta:word-count="1873" meta:character-count="12525" meta:row-count="88" meta:non-whitespace-character-count="10677"/>
  </office:meta>
</office:document-meta>
</file>